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2e66b" officeooo:paragraph-rsid="0012e66b"/>
    </style:style>
    <style:style style:name="P2" style:family="paragraph" style:parent-style-name="Standard">
      <style:text-properties officeooo:rsid="001634c3" officeooo:paragraph-rsid="001634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tape 1: Préliminaires</text:p>
      <text:p text:style-name="P1">On utilise les variables d'environnement et la fonction uname pour obtenir les différentes composantes de l'invite de command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smine Kertous</meta:initial-creator>
    <meta:creation-date>2016-04-13T14:08:38.210499855</meta:creation-date>
    <dc:date>2016-04-13T16:34:27.672480105</dc:date>
    <dc:creator>Yasmine Kertous</dc:creator>
    <meta:editing-duration>PT1H9M18S</meta:editing-duration>
    <meta:editing-cycles>1</meta:editing-cycles>
    <meta:document-statistic meta:table-count="0" meta:image-count="0" meta:object-count="0" meta:page-count="1" meta:paragraph-count="2" meta:word-count="21" meta:character-count="149" meta:non-whitespace-character-count="130"/>
    <meta:generator>LibreOffice/4.4.5.2$Linux_X86_64 LibreOffice_project/40$Build-2</meta:generator>
  </office:meta>
</office:document-meta>
</file>